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none" style:font-style-asian="italic" style:font-style-complex="italic"/>
    </style:style>
    <style:style style:name="P6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bold" fo:background-color="#e6e6e6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P13" style:family="paragraph" style:parent-style-name="Standard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P17" style:family="paragraph" style:parent-style-name="Standard">
      <style:text-properties fo:font-size="15pt" style:font-size-asian="15pt" style:font-size-complex="15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start" style:justify-single-word="false" fo:background-color="#cccccc">
        <style:background-image/>
      </style:paragraph-properties>
      <style:text-properties fo:font-size="18pt" fo:font-style="italic" style:text-underline-style="solid" style:text-underline-width="auto" style:text-underline-color="font-color" fo:font-weight="bold" fo:background-color="#cccccc" style:font-size-asian="18pt" style:font-style-asian="italic" style:font-weight-asian="bold" style:font-size-complex="18pt" style:font-style-complex="italic" style:font-weight-complex="bold"/>
    </style:style>
    <style:style style:name="P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3pt" fo:font-style="italic" style:text-underline-style="solid" style:text-underline-width="auto" style:text-underline-color="font-color" fo:font-weight="bold" fo:background-color="#cccccc" style:font-size-asian="13pt" style:font-style-asian="italic" style:font-weight-asian="bold" style:font-size-complex="13pt" style:font-style-complex="italic" style:font-weight-complex="bold"/>
    </style:style>
    <style:style style:name="P2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3pt" fo:font-style="italic" style:text-underline-style="solid" style:text-underline-width="auto" style:text-underline-color="font-color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P2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2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underline-style="none"/>
    </style:style>
    <style:style style:name="P26" style:family="paragraph" style:parent-style-name="Standard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Standard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Standard" style:list-style-name="L2">
      <style:text-properties fo:font-style="italic" style:font-style-asian="italic" style:font-style-complex="italic"/>
    </style:style>
    <style:style style:name="P29" style:family="paragraph" style:parent-style-name="Standard" style:list-style-name="L4">
      <style:paragraph-properties fo:text-align="start" style:justify-single-word="false"/>
      <style:text-properties fo:font-style="italic" style:font-style-asian="italic" style:font-style-complex="italic"/>
    </style:style>
    <style:style style:name="P30" style:family="paragraph" style:parent-style-name="Standard" style:list-style-name="L3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1" style:family="paragraph" style:parent-style-name="Standard" style:list-style-name="L3">
      <style:text-properties fo:font-style="italic" style:text-underline-style="none" style:font-style-asian="italic" style:font-style-complex="italic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33" style:family="paragraph" style:parent-style-name="Standard" style:list-style-name="L9"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35" style:family="paragraph" style:parent-style-name="Standard" style:list-style-name="L5">
      <style:paragraph-properties fo:text-align="start" style:justify-single-word="false"/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36" style:family="paragraph" style:parent-style-name="Standard" style:list-style-name="L8"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Standard" style:list-style-name="L9"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38" style:family="paragraph" style:parent-style-name="Standard" style:list-style-name="L4">
      <style:paragraph-properties fo:text-align="start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39" style:family="paragraph" style:parent-style-name="Standard" style:list-style-name="L6">
      <style:paragraph-properties fo:text-align="start" style:justify-single-word="false"/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 style:list-style-name="L7">
      <style:paragraph-properties fo:text-align="start" style:justify-single-word="false" fo:background-color="transparent">
        <style:background-image/>
      </style:paragraph-properties>
      <style:text-properties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42" style:family="paragraph" style:parent-style-name="Standard" style:list-style-name="L8">
      <style:paragraph-properties fo:text-align="start" style:justify-single-word="false" fo:background-color="transparent">
        <style:background-image/>
      </style:paragraph-properties>
      <style:text-properties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43" style:family="paragraph" style:parent-style-name="Standard" style:list-style-name="L9">
      <style:paragraph-properties fo:text-align="start" style:justify-single-word="false" fo:background-color="transparent">
        <style:background-image/>
      </style:paragraph-properties>
      <style:text-properties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44" style:family="paragraph" style:parent-style-name="Standard" style:list-style-name="L7">
      <style:paragraph-properties fo:text-align="start" style:justify-single-word="false" fo:background-color="transparent">
        <style:background-image/>
      </style:paragraph-properties>
      <style:text-properties fo:font-size="13pt" fo:font-style="italic" style:text-underline-style="none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P45" style:family="paragraph" style:parent-style-name="Standard" style:list-style-name="L8">
      <style:paragraph-properties fo:text-align="start" style:justify-single-word="false" fo:background-color="transparent">
        <style:background-image/>
      </style:paragraph-properties>
      <style:text-properties fo:font-size="13pt" fo:font-style="italic" style:text-underline-style="none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P46" style:family="paragraph" style:parent-style-name="Heading_20_2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7" style:family="paragraph" style:parent-style-name="Heading_20_2">
      <style:paragraph-properties fo:text-align="start" style:justify-single-word="false" fo:background-color="transparent">
        <style:background-image/>
      </style:paragraph-properties>
      <style:text-properties fo:font-size="13pt" fo:font-style="italic" style:text-underline-style="solid" style:text-underline-width="auto" style:text-underline-color="font-color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style="italic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0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1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12" style:family="text">
      <style:text-properties fo:font-size="13pt" style:text-underline-style="none" fo:background-color="transparent" style:font-size-asian="13pt" style:font-size-complex="13pt"/>
    </style:style>
    <style:style style:name="T13" style:family="text">
      <style:text-properties fo:font-size="13pt" fo:background-color="transparent" style:font-size-asian="13pt" style:font-size-complex="13pt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italic" fo:font-weight="bold" fo:background-color="#e6e6e6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4pt" fo:font-style="italic" fo:background-color="#e6e6e6" style:font-size-asian="14pt" style:font-style-asian="italic" style:font-size-complex="14pt" style:font-style-complex="itali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weight="bold" fo:background-color="#e6e6e6" style:font-size-asian="14pt" style:font-weight-asian="bold" style:font-size-complex="14pt" style:font-weight-complex="bold"/>
    </style:style>
    <style:style style:name="T19" style:family="text">
      <style:text-properties fo:font-size="14pt" fo:background-color="#e6e6e6" style:font-size-asian="14pt" style:font-size-complex="14pt"/>
    </style:style>
    <style:style style:name="T20" style:family="text">
      <style:text-properties style:use-window-font-color="true" fo:font-size="13pt" fo:font-style="italic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21" style:family="text">
      <style:text-properties style:font-name="Times New Roman" fo:font-size="18pt" fo:background-color="#e6e6e6" style:font-size-asian="18pt" style:font-size-complex="18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STRUCTIVO DOCUMENTACION-</text:p>
      <text:p text:style-name="P2">PRESENTAR:</text:p>
      <text:list xml:id="list29743705" text:style-name="L1">
        <text:list-item>
          <text:p text:style-name="P26">REQUISITOS / INSTRUCTIVOS SOLICITADOS POR LOS CLIENTES</text:p>
        </text:list-item>
      </text:list>
      <text:p text:style-name="P21">ALTAS EMPRESA / EMPLEADOS: 48 / 72 hs ANTES DE COMENZAR EL SERVICIO</text:p>
      <text:p text:style-name="P3">La documentacion completa debe presentarse en tiempo y forma <text:s/>a los distintos clientes para obtener la correspondiente autorizacion </text:p>
      <text:p text:style-name="P2"/>
      <text:p text:style-name="P6">REQUISITOS: <text:span text:style-name="T21">ALTAS</text:span></text:p>
      <text:p text:style-name="P5"><text:span text:style-name="T18">CLIENTES <text:s text:c="2"/>PETROLEROS <text:s text:c="15"/></text:span><text:span text:style-name="T19">CBS S.R.L</text:span><text:span text:style-name="T17">.</text:span></text:p>
      <text:p text:style-name="P1"/>
      <text:p text:style-name="P5">*<text:span text:style-name="T3">PERSONAL </text:span><text:span text:style-name="T8"><text:s/>BAJO CONVENIO 644/12</text:span></text:p>
      <text:p text:style-name="P12"/>
      <text:p text:style-name="P2">SEGURIDAD-MAESTRANZA</text:p>
      <text:list xml:id="list29724419" text:style-name="L2">
        <text:list-item>
          <text:p text:style-name="P28"><text:span text:style-name="T3">RAB AFIP ALTA</text:span> (Firmada y Actualizada)</text:p>
        </text:list-item>
        <text:list-item>
          <text:p text:style-name="P28"><text:span text:style-name="T3">DNI </text:span>(<text:span text:style-name="T3">Con domicilio actualizado y Legible</text:span>) <text:span text:style-name="T3">CUIL</text:span></text:p>
        </text:list-item>
        <text:list-item>
          <text:p text:style-name="P28"><text:span text:style-name="T3">Contrato de Trabajo Eventual (</text:span> Si corresponde)</text:p>
        </text:list-item>
        <text:list-item>
          <text:p text:style-name="P28"><text:span text:style-name="T3">Certificado Examen Medico Pre Ocupacional</text:span>(Con APTO para tarea especifica: Seguridad-Maestranza, Mantenimiento,Jardineria, Soldador, Administrativa)</text:p>
        </text:list-item>
        <text:list-item>
          <text:p text:style-name="P27">Curso de Capacitacion Seguridad e Higiene<text:tab/></text:p>
        </text:list-item>
        <text:list-item>
          <text:p text:style-name="P27">Entrega de Indumentaria Res. 299/11 y EPP.</text:p>
        </text:list-item>
        <text:list-item>
          <text:p text:style-name="P28"><text:span text:style-name="T3">Vacunas Antitetanicas</text:span> </text:p>
        </text:list-item>
        <text:list-item>
          <text:p text:style-name="P27">Grupo Sanguineo</text:p>
        </text:list-item>
        <text:list-item>
          <text:p text:style-name="P28"><text:span text:style-name="T3">MAESTRANZA – LIBRETAS SANITARIAS </text:span>(SEGUN EL OBJETIVO)</text:p>
        </text:list-item>
      </text:list>
      <text:p text:style-name="P1"/>
      <text:p text:style-name="P1">"Los empleados <text:span text:style-name="T3">LICENCIEROS EVENTUALES</text:span>, si vuelven a ingresar a un objetivo despues de tres meses, presentar nuevamente <text:span text:style-name="T3">EXAMEN MEDICO PRE-OCUPACIONAL</text:span>"</text:p>
      <text:p text:style-name="P1"/>
      <text:p text:style-name="P4">TENER EN CUENTA- </text:p>
      <text:p text:style-name="P6">EXAMENES MEDICOS PREOCUPACIONALES REVISADOS Y APROBADOS POR MEDICO LABORAL DE CBS SRL- PARA VISAR POR MEDICINA LABORAL DE YPF S.A.</text:p>
      <text:p text:style-name="P7">PECOM -Ex Skanska– Rincon de los <text:s/>Sauces SOLAMENTE–</text:p>
      <text:p text:style-name="P7">GENERAL ELECTRIC INTERNACIONAL INC., YPF S.A.–</text:p>
      <text:p text:style-name="P7">AESA- A-EVANGELISTA S.A.</text:p>
      <text:p text:style-name="P7"/>
      <text:p text:style-name="P4"/>
      <text:p text:style-name="P4"/>
      <text:p text:style-name="P1"><text:span text:style-name="T2">ALTAS <text:s/></text:span><text:span text:style-name="T1">*</text:span><text:span text:style-name="T7">VEHICULOS AFECTADOS <text:s/>A OBJETIVOS PETROLEROS</text:span></text:p>
      <text:p text:style-name="P12"/>
      <text:list xml:id="list29733305" text:style-name="L3">
        <text:list-item>
          <text:p text:style-name="P30">TITULO <text:s/>- <text:s/>CEDULA <text:s/>VERDE</text:p>
        </text:list-item>
        <text:list-item>
          <text:p text:style-name="P30">VERIFICACION TECNICA ACTUALIZADA</text:p>
        </text:list-item>
        <text:list-item>
          <text:p text:style-name="P31"><text:span text:style-name="T3">POLIZA AUTOMOTOR</text:span> CON SUBROGACION Y <text:span text:style-name="T3">PAGO</text:span> AL DIA.</text:p>
        </text:list-item>
        <text:list-item>
          <text:p text:style-name="P31"><text:span text:style-name="T3">CERTIFICACION HABILITANTE </text:span>SI INGRESA A PLANTA</text:p>
        </text:list-item>
        <text:list-item>
          <text:p text:style-name="P31"><text:span text:style-name="T3">CHOFER</text:span>: <text:span text:style-name="T3">DNI – REGISTRO DE CONDUCIR </text:span>– <text:span text:style-name="T3">CRNT, CTC, MANEJO DEFENSIVO</text:span></text:p>
        </text:list-item>
      </text:list>
      <text:p text:style-name="P5"/>
      <text:p text:style-name="P5"/>
      <text:p text:style-name="P5">---------------------------------------------------------------------------------------------------------------------</text:p>
      <text:p text:style-name="P5"/>
      <text:p text:style-name="P5"/>
      <text:p text:style-name="P5"/>
      <text:p text:style-name="P16"><text:soft-page-break/>*<text:span text:style-name="T2">PERSONAL FUERA DE CONVENIO – CBS S.R.L. CCT 507/07</text:span></text:p>
      <text:p text:style-name="P10">AESA – ASTRA EVANGELISTA - </text:p>
      <text:p text:style-name="P10">Informar ingresos para cargar en pagina WEB de YPF para su autorizacion</text:p>
      <text:p text:style-name="P18">ESPERAR AUTORIZACION DEL CLIENTE "Las ALTAS del personal deben presentarse SIEMPRE antes de su ingreso" </text:p>
      <text:list xml:id="list29730878" text:style-name="L4">
        <text:list-item>
          <text:p text:style-name="P32"><text:span text:style-name="T3">RAB AFIP ALTA</text:span>(Firmada y actualizada)</text:p>
        </text:list-item>
        <text:list-item>
          <text:p text:style-name="P32"><text:span text:style-name="T3">CUIL - DNI-</text:span>(con domicilio actualizado)legible</text:p>
        </text:list-item>
        <text:list-item>
          <text:p text:style-name="P32"><text:span text:style-name="T3">Contrato de Trabajo Eventual(</text:span>si corresponde)</text:p>
        </text:list-item>
        <text:list-item>
          <text:p text:style-name="P34">Curso Capacitacion <text:s/>Seguridad e Higiene</text:p>
        </text:list-item>
        <text:list-item>
          <text:p text:style-name="P34">Entrega de Credencial ASOCIART S.A. ART.</text:p>
        </text:list-item>
        <text:list-item>
          <text:p text:style-name="P32">E<text:span text:style-name="T3">ntrega de Indumentaria</text:span></text:p>
        </text:list-item>
        <text:list-item>
          <text:p text:style-name="P32">V<text:span text:style-name="T3">acuna Antitetanica</text:span></text:p>
        </text:list-item>
        <text:list-item>
          <text:p text:style-name="P38"><text:span text:style-name="T5">Examen Medico</text:span><text:span text:style-name="T6"> </text:span><text:span text:style-name="T5">Pre Ocupacional /Periodicos(Requisitos YPF S.A.)</text:span></text:p>
        </text:list-item>
      </text:list>
      <text:list xml:id="list29755076" text:style-name="L5">
        <text:list-item>
          <text:p text:style-name="P35">Historia Clinica</text:p>
        </text:list-item>
        <text:list-item>
          <text:p text:style-name="P35">Examenes de Laboratorio</text:p>
        </text:list-item>
        <text:list-item>
          <text:p text:style-name="P35">Radiografia de Torax</text:p>
        </text:list-item>
        <text:list-item>
          <text:p text:style-name="P35">Radiografia de Columna Lumbosacra</text:p>
        </text:list-item>
        <text:list-item>
          <text:p text:style-name="P35">Audiograma</text:p>
        </text:list-item>
        <text:list-item>
          <text:p text:style-name="P35">Electrocardiograma</text:p>
        </text:list-item>
        <text:list-item>
          <text:p text:style-name="P35">Tarea Propuesta</text:p>
        </text:list-item>
        <text:list-item>
          <text:p text:style-name="P35">Aptitud para la tarea Propuesta</text:p>
        </text:list-item>
        <text:list-item>
          <text:p text:style-name="P35">Examen Equilibrio Metrico</text:p>
        </text:list-item>
        <text:list-item>
          <text:p text:style-name="P35">Estudio Neurologico(Electroencefalograma)</text:p>
        </text:list-item>
        <text:list-item>
          <text:p text:style-name="P35">Estudio Psicotecnico</text:p>
        </text:list-item>
      </text:list>
      <text:list xml:id="list29765841" text:continue-list="list29730878" text:style-name="L4">
        <text:list-header>
          <text:p text:style-name="P29"><text:span text:style-name="T10">(</text:span><text:span text:style-name="T11">CERTIFICAR CON MEDICO AUDITOR DE AESA</text:span><text:span text:style-name="T10">)</text:span><text:span text:style-name="T11">ENVIAR <text:s/>F.7 EPAP via mail a Cecilia Vilche Medicina Laboral de AESA.(con copia a Liliana Ciccioli)</text:span></text:p>
        </text:list-header>
        <text:list-item>
          <text:p text:style-name="P29"><text:span text:style-name="T11">Importante:</text:span><text:span text:style-name="T10"> Deberemos informar a los empleados que tienen la obligacion de denunciar al servicio medico de A-Evangelista S.A., segun corresponda, todos los accidentes y/o siniestros que ocurran sin importar la magnitud del mismo. En caso de producirse una baja medica, para reiniciar las actividades debemos presentar en el servicio medico (AESA) el alta medica.</text:span></text:p>
        </text:list-item>
      </text:list>
      <text:p text:style-name="P15">INFORMAR AL AREA DOCUMENTACION </text:p>
      <text:p text:style-name="P15">---------------------------------------------------------------------------------------------------------------</text:p>
      <text:p text:style-name="P8">CLIENTES CBS BARCELO</text:p>
      <text:p text:style-name="P8"/>
      <text:p text:style-name="P8"><text:span text:style-name="T4">*</text:span>CARREFOUR</text:p>
      <text:list xml:id="list29739819" text:style-name="L6">
        <text:list-item>
          <text:p text:style-name="P39"><text:span text:style-name="T3">RAB AFIP ALTA </text:span>(Firmada y Actualizada)</text:p>
        </text:list-item>
        <text:list-item>
          <text:p text:style-name="P39"><text:span text:style-name="T3">DNI</text:span> <text:s/>(Con domicilio actualizado) <text:span text:style-name="T3">CUIL</text:span></text:p>
        </text:list-item>
        <text:list-item>
          <text:p text:style-name="P40">Curso Capacitacion Seguridad e Higiene</text:p>
        </text:list-item>
        <text:list-item>
          <text:p text:style-name="P40">Examen Medico Preocupacional FISICO.(porUNICA VEZ) no tiene renovacion</text:p>
        </text:list-item>
        <text:list-item>
          <text:p text:style-name="P40">Entrega de Indumentaria</text:p>
        </text:list-item>
      </text:list>
      <text:p text:style-name="P9"/>
      <text:p text:style-name="P9"/>
      <text:p text:style-name="P9"/>
      <text:p text:style-name="P9"><text:soft-page-break/></text:p>
      <text:p text:style-name="P9"/>
      <text:p text:style-name="P11">BAJAS</text:p>
      <text:p text:style-name="P11"/>
      <text:p text:style-name="P19">BAJAS DE PERSONAL: DEBEMOS PRESENTAR EL MES POSTERIOR A <text:s/>OCURRIDA LA BAJA</text:p>
      <text:p text:style-name="P22"/>
      <text:p text:style-name="P25"><text:span text:style-name="T20">REQUISITOS</text:span><text:span text:style-name="T9">: <text:s/></text:span><text:span text:style-name="T15">CLIENTES PETROLEROS <text:s text:c="4"/>-</text:span><text:span text:style-name="T16">CBS S.R.L</text:span><text:span text:style-name="T14">.</text:span></text:p>
      <text:p text:style-name="P5">*<text:span text:style-name="T3">PERSONAL </text:span><text:span text:style-name="T8"><text:s/>BAJO CONVENIO 644/12 - BAJAS</text:span></text:p>
      <text:p text:style-name="P12"/>
      <text:p text:style-name="P24">SEGURIDAD-MAESTRANZA</text:p>
      <text:list xml:id="list29731724" text:style-name="L7">
        <text:list-item>
          <text:p text:style-name="P41"><text:span text:style-name="T3">RAB AFIP BAJA </text:span><text:s text:c="3"/>(Firmada)</text:p>
        </text:list-item>
        <text:list-item>
          <text:p text:style-name="P44">Telegrama de Renuncia / Carta Documento Despido / Finalizacion de Contrato</text:p>
        </text:list-item>
        <text:list-item>
          <text:p text:style-name="P41"><text:span text:style-name="T3">Recibo Liquidacion Final</text:span> Firmado(SI HAY ACUERDO)</text:p>
        </text:list-item>
        <text:list-item>
          <text:p text:style-name="P44">Acreditacion Bancaria / Copia del Cheque/ (SI HAY ACUERDO)Debito Bancario</text:p>
        </text:list-item>
        <text:list-item>
          <text:p text:style-name="P41">E<text:span text:style-name="T3">xamen Medico Pos Ocupacional /</text:span> Nota citacion a realizarse el examen</text:p>
        </text:list-item>
        <text:list-item>
          <text:p text:style-name="P41"><text:span text:style-name="T3">Certificado de Trabajo ART 80</text:span> <text:s/><text:span text:style-name="T3">AFIP(</text:span>con acuse de recibo del empleado)</text:p>
        </text:list-item>
        <text:list-item>
          <text:p text:style-name="P41"><text:span text:style-name="T3">Certificacion de Servicios <text:s/>y Remuneraciones ANSES</text:span> (con acuse de recibo del empleado)</text:p>
        </text:list-item>
      </text:list>
      <text:h text:style-name="P46" text:outline-level="2"/>
      <text:p text:style-name="P13">*PERSONAL FUERA DE CONVENIO – 507/07</text:p>
      <text:p text:style-name="P14">AESA – ASTRA EVANGELISTA -</text:p>
      <text:list xml:id="list29743462" text:style-name="L8">
        <text:list-item>
          <text:p text:style-name="P36">RAB AFIP BAJA <text:s/>(Firmada)</text:p>
        </text:list-item>
        <text:list-item>
          <text:p text:style-name="P36">Telegrama de Renuncia <text:s/>/ Carta Documento Despido / Finalizacion Contrato</text:p>
        </text:list-item>
        <text:list-item>
          <text:p text:style-name="P36">Recibo Liquidacion Final Firmado (C/ACUERDO)</text:p>
        </text:list-item>
        <text:list-item>
          <text:p text:style-name="P36">Acreditacion Bancaria / Copia del Cheque/( C//ACUERDO)Debito Bancario.</text:p>
        </text:list-item>
        <text:list-item>
          <text:p text:style-name="P45">Examen Medico Pos Ocupacional / Nota citacion a realizarse el examen</text:p>
        </text:list-item>
        <text:list-item>
          <text:p text:style-name="P42"><text:span text:style-name="T3">Certificado de Trabajo ART 80 AFIP (</text:span>con acuse de recibo del empleado)</text:p>
        </text:list-item>
        <text:list-item>
          <text:p text:style-name="P42"><text:span text:style-name="T3">Certificacion de Servicios y Remuneraciones ANSES</text:span> (con acuse de recibo del empleado)</text:p>
        </text:list-item>
      </text:list>
      <text:p text:style-name="P24"/>
      <text:p text:style-name="P8">CLIENTES CBS BARCELO</text:p>
      <text:p text:style-name="P20"><text:span text:style-name="T12">*</text:span><text:span text:style-name="T13">CARREFOUR</text:span></text:p>
      <text:p text:style-name="P23"/>
      <text:list xml:id="list29727710" text:style-name="L9">
        <text:list-item>
          <text:p text:style-name="P37">RAB AFIP BAJA <text:s/>(Firmada)</text:p>
        </text:list-item>
        <text:list-item>
          <text:p text:style-name="P33">T<text:span text:style-name="T3">elegrama de Renuncia <text:s/>/ Carta Documento Despido / Finalizacion Contrato/ Acta Acuerdo.-</text:span></text:p>
        </text:list-item>
        <text:list-item>
          <text:p text:style-name="P37">Recibo Liquidacion Final Firmado</text:p>
        </text:list-item>
        <text:list-item>
          <text:p text:style-name="P37">Acreditacion Bancaria / Copia del Cheque</text:p>
        </text:list-item>
        <text:list-item>
          <text:p text:style-name="P43"><text:span text:style-name="T3">Certificado de Trabajo ART 80</text:span> <text:s text:c="2"/>(con acuse de recibo del empleado)</text:p>
        </text:list-item>
        <text:list-item>
          <text:p text:style-name="P43"><text:span text:style-name="T3">Certificacion de Servicios y Remuneraciones ANSES (</text:span>con acuse de recibo del empleado)</text:p>
        </text:list-item>
      </text:list>
      <text:h text:style-name="P4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H9M26S</meta:editing-duration>
    <meta:editing-cycles>28</meta:editing-cycles>
    <meta:generator>OpenOffice.org/3.3$Win32 OpenOffice.org_project/330m20$Build-9567</meta:generator>
    <dc:date>2016-12-07T09:58:52.14</dc:date>
    <meta:print-date>2015-11-03T08:29:27.43</meta:print-date>
    <meta:printed-by>ciccioli ciccioli</meta:printed-by>
    <dc:creator>ciccioli ciccioli</dc:creator>
    <meta:document-statistic meta:table-count="0" meta:image-count="0" meta:object-count="0" meta:page-count="3" meta:paragraph-count="94" meta:word-count="702" meta:character-count="4932"/>
    <meta:user-defined meta:name="Info 1"/>
    <meta:user-defined meta:name="Info 2"/>
    <meta:user-defined meta:name="Info 3"/>
    <meta:user-defined meta:name="Info 4"/>
  </office:meta>
</office:document-meta>
</file>